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2024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2272" calcext:value-type="float">
            <text:p>95.90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202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004" calcext:value-type="float">
            <text:p>95.57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202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8496" calcext:value-type="float">
            <text:p>95.40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2021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8664" calcext:value-type="float">
            <text:p>95.22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2020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6936" calcext:value-type="float">
            <text:p>94.35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2019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936" calcext:value-type="float">
            <text:p>93.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201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784" calcext:value-type="float">
            <text:p>93.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2017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3856" calcext:value-type="float">
            <text:p>92.57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2016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2" calcext:value-type="float">
            <text:p>92.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201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65424" calcext:value-type="float">
            <text:p>92.1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201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88056" calcext:value-type="float">
            <text:p>91.88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201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5056" calcext:value-type="float">
            <text:p>90.7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201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6168" calcext:value-type="float">
            <text:p>89.7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201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7512" calcext:value-type="float">
            <text:p>88.2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2010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104" calcext:value-type="float">
            <text:p>88.3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2009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4864" calcext:value-type="float">
            <text:p>87.68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2008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3632" calcext:value-type="float">
            <text:p>87.73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2007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2152" calcext:value-type="float">
            <text:p>87.3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2006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4848" calcext:value-type="float">
            <text:p>86.7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2005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6016" calcext:value-type="float">
            <text:p>86.9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2004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6912" calcext:value-type="float">
            <text:p>87.3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200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4136" calcext:value-type="float">
            <text:p>87.1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2002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9192" calcext:value-type="float">
            <text:p>86.4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2001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6208" calcext:value-type="float">
            <text:p>86.2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2000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8344" calcext:value-type="float">
            <text:p>85.04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1999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199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42104" calcext:value-type="float">
            <text:p>80.8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1997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872" calcext:value-type="float">
            <text:p>81.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1996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1995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1904" calcext:value-type="float">
            <text:p>75.43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199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4064" calcext:value-type="float">
            <text:p>73.66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0804</text:p>
          </table:table-cell>
          <table:table-cell office:value-type="string" calcext:value-type="string">
            <text:p>199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4432" calcext:value-type="float">
            <text:p>71.27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6" meta:object-count="0"/>
    <meta:user-defined meta:name="AppVersion">3.0</meta:user-defined>
  </office:meta>
</office:document-meta>
</file>